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2625in"/>
    </style:style>
    <style:style style:name="Table1.B" style:family="table-column">
      <style:table-column-properties style:column-width="1.5264in"/>
    </style:style>
    <style:style style:name="Table1.C" style:family="table-column">
      <style:table-column-properties style:column-width="4.1361in"/>
    </style:style>
    <style:style style:name="Table1.A1" style:family="table-cell">
      <style:table-cell-properties style:vertical-align="middle" fo:padding="0.0194in" fo:border="none"/>
    </style:style>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Contents_20_4">
      <style:paragraph-properties>
        <style:tab-stops>
          <style:tab-stop style:position="6.3354in" style:type="right" style:leader-style="dotted" style:leader-text="."/>
        </style:tab-stops>
      </style:paragraph-properties>
    </style:style>
    <style:style style:name="P3" style:family="paragraph" style:parent-style-name="Heading">
      <style:text-properties fo:font-size="20pt" fo:font-weight="bold" style:font-size-asian="20pt" style:font-weight-asian="bold" style:font-size-complex="20pt"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
      <style:paragraph-properties fo:margin-top="0in" fo:margin-bottom="0in"/>
    </style:style>
    <style:style style:name="P18" style:family="paragraph" style:parent-style-name="Text_20_body" style:list-style-name="L2">
      <style:paragraph-properties fo:margin-top="0in" fo:margin-bottom="0in"/>
    </style:style>
    <style:style style:name="P19" style:family="paragraph" style:parent-style-name="Text_20_body" style:list-style-name="L3">
      <style:paragraph-properties fo:margin-top="0in" fo:margin-bottom="0in"/>
    </style:style>
    <style:style style:name="P20" style:family="paragraph" style:parent-style-name="Text_20_body" style:list-style-name="L4">
      <style:paragraph-properties fo:margin-top="0in" fo:margin-bottom="0in"/>
    </style:style>
    <style:style style:name="P21" style:family="paragraph" style:parent-style-name="Text_20_body" style:list-style-name="L5">
      <style:paragraph-properties fo:margin-top="0in" fo:margin-bottom="0in"/>
    </style:style>
    <style:style style:name="P22" style:family="paragraph" style:parent-style-name="Text_20_body" style:list-style-name="L6">
      <style:paragraph-properties fo:margin-top="0in" fo:margin-bottom="0in"/>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Text_20_body" style:list-style-name="L9">
      <style:paragraph-properties fo:margin-top="0in" fo:margin-bottom="0in"/>
    </style:style>
    <style:style style:name="P26" style:family="paragraph" style:parent-style-name="Text_20_body" style:list-style-name="L10">
      <style:paragraph-properties fo:margin-top="0in" fo:margin-bottom="0in"/>
    </style:style>
    <style:style style:name="P27" style:family="paragraph" style:parent-style-name="Text_20_body" style:list-style-name="L11">
      <style:paragraph-properties fo:margin-top="0in" fo:margin-bottom="0in"/>
    </style:style>
    <style:style style:name="P28" style:family="paragraph" style:parent-style-name="Text_20_body" style:list-style-name="L12">
      <style:paragraph-properties fo:margin-top="0in" fo:margin-bottom="0in"/>
    </style:style>
    <style:style style:name="P29" style:family="paragraph" style:parent-style-name="Text_20_body" style:list-style-name="L13">
      <style:paragraph-properties fo:margin-top="0in" fo:margin-bottom="0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semble Learning in Data Science and Machine Learning - Bagging, Boosting, AdaBoost, Gradient Boosting, Linear Programming</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Ensemble Learning in Data Science and Machine Learning<text:tab/>1</text:p>
          <text:p text:style-name="P1">Why Ensemble Learning?<text:tab/>1</text:p>
          <text:p text:style-name="P1">Methods of Ensemble Learning<text:tab/>2</text:p>
          <text:p text:style-name="P2">1. Bagging (Bootstrap Aggregating)<text:tab/>2</text:p>
          <text:p text:style-name="P2">2. Boosting<text:tab/>2</text:p>
          <text:p text:style-name="P2">3. Stacking<text:tab/>2</text:p>
          <text:p text:style-name="P1">Bootstrapping Recap<text:tab/>3</text:p>
          <text:p text:style-name="P1">Ensemble Prediction Aggregation<text:tab/>3</text:p>
          <text:p text:style-name="P1">Benefits of Ensemble Learning<text:tab/>3</text:p>
          <text:p text:style-name="P1">Challenges<text:tab/>3</text:p>
          <text:p text:style-name="P1">1. Bagging (Bootstrap Aggregating)<text:tab/>4</text:p>
          <text:p text:style-name="P1">2. Boosting<text:tab/>4</text:p>
          <text:p text:style-name="P1">3. AdaBoost (Adaptive Boosting)<text:tab/>4</text:p>
          <text:p text:style-name="P1">4. Gradient Boosting<text:tab/>4</text:p>
          <text:p text:style-name="P1">5. Linear Programming<text:tab/>4</text:p>
          <text:p text:style-name="P1">Summary<text:tab/>5</text:p>
        </text:index-body>
      </text:table-of-content>
      <text:p text:style-name="Standard"/>
      <text:h text:style-name="Heading_20_3" text:outline-level="3">Ensemble Learning in Data Science and Machine Learning</text:h>
      <text:p text:style-name="Text_20_body">Ensemble learning is a technique used to improve predictive performance by combining the predictions of multiple models. The idea is akin to the <text:span text:style-name="Strong_20_Emphasis">"wisdom of the crowd"</text:span>—aggregating diverse opinions or predictions often leads to better accuracy than relying on a single source.</text:p>
      <text:p text:style-name="Standard"/>
      <text:h text:style-name="Heading_20_3" text:outline-level="3"><text:span text:style-name="Strong_20_Emphasis">Why Ensemble Learning?</text:span></text:h>
      <text:p text:style-name="Text_20_body">The primary goal of ensemble learning is to reduce errors caused by:</text:p>
      <text:list xml:id="list6010969137861811511" text:style-name="L1">
        <text:list-item>
          <text:p text:style-name="P17"><text:span text:style-name="Strong_20_Emphasis">Bias</text:span>: Simplistic models might underfit the data, leading to poor generalization.</text:p>
        </text:list-item>
        <text:list-item>
          <text:p text:style-name="P17"><text:span text:style-name="Strong_20_Emphasis">Variance</text:span>: Complex models might overfit the training data, failing to generalize to new data.</text:p>
        </text:list-item>
        <text:list-item>
          <text:p text:style-name="P4"><text:span text:style-name="Strong_20_Emphasis">Noise</text:span>: Random errors in data can affect individual models but might be averaged out in ensembles.</text:p>
        </text:list-item>
      </text:list>
      <text:p text:style-name="Text_20_body">By aggregating the outputs of multiple models, ensembles aim to achieve higher accuracy, robustness, and stability.</text:p>
      <text:p text:style-name="Standard"/>
      <text:h text:style-name="Heading_20_3" text:outline-level="3"><text:span text:style-name="Strong_20_Emphasis">Methods of Ensemble Learning</text:span></text:h>
      <text:p text:style-name="Text_20_body">Ensemble methods are categorized into three major types:</text:p>
      <text:h text:style-name="Heading_20_4" text:outline-level="4"><text:soft-page-break/><text:span text:style-name="Strong_20_Emphasis">1. Bagging (Bootstrap Aggregating)</text:span></text:h>
      <text:list xml:id="list3302778748152690001" text:style-name="L2">
        <text:list-item>
          <text:p text:style-name="P5"><text:span text:style-name="Strong_20_Emphasis">Concept</text:span>: Bagging focuses on reducing variance by training multiple models on different subsets of the data (obtained using bootstrapping) and combining their predictions.</text:p>
        </text:list-item>
        <text:list-item>
          <text:p text:style-name="P5"><text:span text:style-name="Strong_20_Emphasis">Key Steps</text:span>:</text:p>
          <text:list>
            <text:list-item>
              <text:p text:style-name="P18">Create multiple bootstrap samples (random samples with replacement).</text:p>
            </text:list-item>
            <text:list-item>
              <text:p text:style-name="P18">Train a separate model on each bootstrap sample.</text:p>
            </text:list-item>
            <text:list-item>
              <text:p text:style-name="P18">Aggregate predictions via averaging (for regression) or majority voting (for classification).</text:p>
            </text:list-item>
          </text:list>
        </text:list-item>
        <text:list-item>
          <text:p text:style-name="P5"><text:span text:style-name="Strong_20_Emphasis">Common Techniques</text:span>:</text:p>
          <text:list>
            <text:list-item>
              <text:p text:style-name="P18"><text:span text:style-name="Strong_20_Emphasis">Decision Tree Bagging</text:span>: A simple method of applying bagging to decision trees.</text:p>
            </text:list-item>
            <text:list-item>
              <text:p text:style-name="P5"><text:span text:style-name="Strong_20_Emphasis">Random Forest</text:span>: Builds multiple decision trees using bagging and introduces randomness by selecting a subset of features for each split.</text:p>
            </text:list-item>
          </text:list>
        </text:list-item>
      </text:list>
      <text:p text:style-name="Standard"/>
      <text:h text:style-name="Heading_20_4" text:outline-level="4"><text:span text:style-name="Strong_20_Emphasis">2. Boosting</text:span></text:h>
      <text:list xml:id="list3599468633546890965" text:style-name="L3">
        <text:list-item>
          <text:p text:style-name="P6"><text:span text:style-name="Strong_20_Emphasis">Concept</text:span>: Boosting aims to reduce bias and variance by training models sequentially, where each new model attempts to correct the errors of its predecessor.</text:p>
        </text:list-item>
        <text:list-item>
          <text:p text:style-name="P6"><text:span text:style-name="Strong_20_Emphasis">Key Steps</text:span>:</text:p>
          <text:list>
            <text:list-item>
              <text:p text:style-name="P19">Models are trained iteratively.</text:p>
            </text:list-item>
            <text:list-item>
              <text:p text:style-name="P19">At each step, higher weights are assigned to misclassified samples so that the next model focuses more on these errors.</text:p>
            </text:list-item>
            <text:list-item>
              <text:p text:style-name="P19">Combine all models' predictions, typically using a weighted sum.</text:p>
            </text:list-item>
          </text:list>
        </text:list-item>
        <text:list-item>
          <text:p text:style-name="P6"><text:span text:style-name="Strong_20_Emphasis">Common Techniques</text:span>:</text:p>
          <text:list>
            <text:list-item>
              <text:p text:style-name="P19"><text:span text:style-name="Strong_20_Emphasis">Gradient Boosting</text:span>: Optimizes a loss function using gradient descent.</text:p>
            </text:list-item>
            <text:list-item>
              <text:p text:style-name="P19"><text:span text:style-name="Strong_20_Emphasis">AdaBoost (Adaptive Boosting)</text:span>: Focuses on misclassified examples by dynamically adjusting their weights.</text:p>
            </text:list-item>
            <text:list-item>
              <text:p text:style-name="P19"><text:span text:style-name="Strong_20_Emphasis">XGBoost</text:span>: An efficient implementation of gradient boosting, designed for scalability.</text:p>
            </text:list-item>
            <text:list-item>
              <text:p text:style-name="P6"><text:span text:style-name="Strong_20_Emphasis">CatBoost</text:span>: A boosting technique optimized for categorical data.</text:p>
            </text:list-item>
          </text:list>
        </text:list-item>
      </text:list>
      <text:p text:style-name="Standard"/>
      <text:h text:style-name="Heading_20_4" text:outline-level="4"><text:span text:style-name="Strong_20_Emphasis">3. Stacking</text:span></text:h>
      <text:list xml:id="list3348641183774318519" text:style-name="L4">
        <text:list-item>
          <text:p text:style-name="P7"><text:span text:style-name="Strong_20_Emphasis">Concept</text:span>: Stacking combines predictions from multiple base models (learners) using a meta-model. Unlike bagging or boosting, it doesn't focus on reducing bias or variance but on blending diverse models.</text:p>
        </text:list-item>
        <text:list-item>
          <text:p text:style-name="P7"><text:span text:style-name="Strong_20_Emphasis">Key Steps</text:span>:</text:p>
          <text:list>
            <text:list-item>
              <text:p text:style-name="P20">Train multiple base models on the training data.</text:p>
            </text:list-item>
            <text:list-item>
              <text:p text:style-name="P20">Use the predictions of these base models as input features for a meta-model (often a linear model or neural network).</text:p>
            </text:list-item>
            <text:list-item>
              <text:p text:style-name="P20">The meta-model learns to combine the base models' outputs for better predictions.</text:p>
            </text:list-item>
          </text:list>
        </text:list-item>
        <text:list-item>
          <text:p text:style-name="P7"><text:span text:style-name="Strong_20_Emphasis">Types</text:span>:</text:p>
          <text:list>
            <text:list-item>
              <text:p text:style-name="P20"><text:span text:style-name="Strong_20_Emphasis">Linear Stacking</text:span>: Uses linear methods for meta-modeling.</text:p>
            </text:list-item>
            <text:list-item>
              <text:p text:style-name="P7"><text:soft-page-break/><text:span text:style-name="Strong_20_Emphasis">Nonlinear Stacking</text:span>: Employs more complex meta-models like neural networks or tree-based models.</text:p>
            </text:list-item>
          </text:list>
        </text:list-item>
      </text:list>
      <text:p text:style-name="Standard"/>
      <text:h text:style-name="Heading_20_3" text:outline-level="3"><text:span text:style-name="Strong_20_Emphasis">Bootstrapping Recap</text:span></text:h>
      <text:list xml:id="list5142671971707566634" text:style-name="L5">
        <text:list-item>
          <text:p text:style-name="P21"><text:span text:style-name="Strong_20_Emphasis">Definition</text:span>: A sampling technique involving random sampling with replacement.</text:p>
        </text:list-item>
        <text:list-item>
          <text:p text:style-name="P21"><text:span text:style-name="Strong_20_Emphasis">Purpose in Bagging</text:span>: Bootstrapping allows training multiple models on slightly different datasets, helping reduce variance and overfitting.</text:p>
        </text:list-item>
        <text:list-item>
          <text:p text:style-name="P21"><text:span text:style-name="Strong_20_Emphasis">Key Properties</text:span>:</text:p>
          <text:list>
            <text:list-item>
              <text:p text:style-name="P21">Samples can be selected multiple times due to replacement.</text:p>
            </text:list-item>
            <text:list-item>
              <text:p text:style-name="P8">The number of bootstrap samples determines the number of models.</text:p>
            </text:list-item>
          </text:list>
        </text:list-item>
      </text:list>
      <text:p text:style-name="Standard"/>
      <text:h text:style-name="Heading_20_3" text:outline-level="3"><text:span text:style-name="Strong_20_Emphasis">Ensemble Prediction Aggregation</text:span></text:h>
      <text:p text:style-name="Text_20_body">The final prediction in ensemble learning is often obtained by aggregating the outputs of individual models:</text:p>
      <text:list xml:id="list1951477221777514724" text:style-name="L6">
        <text:list-item>
          <text:p text:style-name="P22"><text:span text:style-name="Strong_20_Emphasis">Averaging</text:span>: Used in regression tasks (e.g., mean of predictions).</text:p>
        </text:list-item>
        <text:list-item>
          <text:p text:style-name="P22"><text:span text:style-name="Strong_20_Emphasis">Majority Voting</text:span>: Used in classification tasks (e.g., mode of predictions).</text:p>
        </text:list-item>
        <text:list-item>
          <text:p text:style-name="P9"><text:span text:style-name="Strong_20_Emphasis">Weighted Aggregation</text:span>: Assigns different weights to models based on their performance.</text:p>
        </text:list-item>
      </text:list>
      <text:p text:style-name="Standard"/>
      <text:h text:style-name="Heading_20_3" text:outline-level="3"><text:span text:style-name="Strong_20_Emphasis">Benefits of Ensemble Learning</text:span></text:h>
      <text:list xml:id="list3792255115854115147" text:style-name="L7">
        <text:list-item>
          <text:p text:style-name="P23">Improves prediction accuracy.</text:p>
        </text:list-item>
        <text:list-item>
          <text:p text:style-name="P23">Reduces overfitting (variance).</text:p>
        </text:list-item>
        <text:list-item>
          <text:p text:style-name="P23">Mitigates underfitting (bias).</text:p>
        </text:list-item>
        <text:list-item>
          <text:p text:style-name="P10">Handles noise in the dataset effectively.</text:p>
        </text:list-item>
      </text:list>
      <text:h text:style-name="Heading_20_3" text:outline-level="3"><text:span text:style-name="Strong_20_Emphasis">Challenges</text:span></text:h>
      <text:list xml:id="list764588303747985869" text:style-name="L8">
        <text:list-item>
          <text:p text:style-name="P24">Computationally expensive.</text:p>
        </text:list-item>
        <text:list-item>
          <text:p text:style-name="P24">May require careful tuning and selection of models.</text:p>
        </text:list-item>
        <text:list-item>
          <text:p text:style-name="P11">Risk of diminishing returns with overly complex ensembles.</text:p>
        </text:list-item>
      </text:list>
      <text:p text:style-name="Text_20_body">By leveraging ensemble learning methods like bagging, boosting, and stacking, machine learning practitioners can build models that are not only more accurate but also more resilient to the limitations of individual models.</text:p>
      <text:p text:style-name="Standard"/>
      <text:p text:style-name="Standard"><text:span text:style-name="Strong_20_Emphasis">Boosting</text:span>, <text:span text:style-name="Strong_20_Emphasis">Bagging</text:span>, <text:span text:style-name="Strong_20_Emphasis">AdaBoost</text:span>, and <text:span text:style-name="Strong_20_Emphasis">Gradient Boosting</text:span> are all part of <text:span text:style-name="Strong_20_Emphasis">ensemble learning</text:span>, but <text:span text:style-name="Strong_20_Emphasis">Linear Programming</text:span> is not directly an ensemble learning technique. </text:p>
      <text:p text:style-name="Standard"/>
      <text:h text:style-name="Heading_20_3" text:outline-level="3"><text:span text:style-name="Strong_20_Emphasis">1. Bagging (Bootstrap Aggregating)</text:span></text:h>
      <text:list xml:id="list8399448157272164733" text:style-name="L9">
        <text:list-item>
          <text:p text:style-name="P25"><text:span text:style-name="Strong_20_Emphasis">Part of Ensemble Learning?</text:span> Yes.</text:p>
        </text:list-item>
        <text:list-item>
          <text:p text:style-name="P25"><text:span text:style-name="Strong_20_Emphasis">Description:</text:span> Bagging is an ensemble learning technique where multiple models are trained on <text:soft-page-break/>different bootstrap samples (random subsets of the data with replacement), and their predictions are aggregated (e.g., by averaging or majority voting) to improve accuracy and reduce overfitting.</text:p>
          <text:list>
            <text:list-item>
              <text:p text:style-name="P12">Example: <text:span text:style-name="Strong_20_Emphasis">Random Forest</text:span> is a popular algorithm based on bagging.</text:p>
            </text:list-item>
          </text:list>
        </text:list-item>
      </text:list>
      <text:p text:style-name="Standard"/>
      <text:h text:style-name="Heading_20_3" text:outline-level="3"><text:span text:style-name="Strong_20_Emphasis">2. Boosting</text:span></text:h>
      <text:list xml:id="list8671996756272702108" text:style-name="L10">
        <text:list-item>
          <text:p text:style-name="P26"><text:span text:style-name="Strong_20_Emphasis">Part of Ensemble Learning?</text:span> Yes.</text:p>
        </text:list-item>
        <text:list-item>
          <text:p text:style-name="P26"><text:span text:style-name="Strong_20_Emphasis">Description:</text:span> Boosting is an ensemble learning technique where models are trained sequentially, and each subsequent model focuses on correcting the errors of the previous models. The final predictions are aggregated, often using a weighted combination.</text:p>
          <text:list>
            <text:list-item>
              <text:p text:style-name="P13">Common techniques: <text:span text:style-name="Strong_20_Emphasis">AdaBoost</text:span>, <text:span text:style-name="Strong_20_Emphasis">Gradient Boosting</text:span>, <text:span text:style-name="Strong_20_Emphasis">XGBoost</text:span>, <text:span text:style-name="Strong_20_Emphasis">CatBoost</text:span>, etc.</text:p>
            </text:list-item>
          </text:list>
        </text:list-item>
      </text:list>
      <text:p text:style-name="Standard"/>
      <text:h text:style-name="Heading_20_3" text:outline-level="3"><text:span text:style-name="Strong_20_Emphasis">3. AdaBoost (Adaptive Boosting)</text:span></text:h>
      <text:list xml:id="list5024978904198979338" text:style-name="L11">
        <text:list-item>
          <text:p text:style-name="P27"><text:span text:style-name="Strong_20_Emphasis">Part of Ensemble Learning?</text:span> Yes.</text:p>
        </text:list-item>
        <text:list-item>
          <text:p text:style-name="P27"><text:span text:style-name="Strong_20_Emphasis">Description:</text:span> AdaBoost is a specific type of boosting algorithm where weak learners (typically decision stumps) are combined sequentially. Misclassified samples are given higher weights so that subsequent models focus more on them.</text:p>
          <text:list>
            <text:list-item>
              <text:p text:style-name="P14">AdaBoost was one of the first widely used boosting techniques.</text:p>
            </text:list-item>
          </text:list>
        </text:list-item>
      </text:list>
      <text:p text:style-name="Standard"/>
      <text:h text:style-name="Heading_20_3" text:outline-level="3"><text:span text:style-name="Strong_20_Emphasis">4. Gradient Boosting</text:span></text:h>
      <text:list xml:id="list3493490281885423254" text:style-name="L12">
        <text:list-item>
          <text:p text:style-name="P28"><text:span text:style-name="Strong_20_Emphasis">Part of Ensemble Learning?</text:span> Yes.</text:p>
        </text:list-item>
        <text:list-item>
          <text:p text:style-name="P28"><text:span text:style-name="Strong_20_Emphasis">Description:</text:span> Gradient Boosting is another boosting method where models are trained to optimize a loss function iteratively using gradient descent. It builds models that minimize the residual errors from previous models.</text:p>
          <text:list>
            <text:list-item>
              <text:p text:style-name="P15">Variants include <text:span text:style-name="Strong_20_Emphasis">XGBoost</text:span>, <text:span text:style-name="Strong_20_Emphasis">LightGBM</text:span>, and <text:span text:style-name="Strong_20_Emphasis">CatBoost</text:span>, which are optimized implementations of gradient boosting.</text:p>
            </text:list-item>
          </text:list>
        </text:list-item>
      </text:list>
      <text:p text:style-name="Standard"/>
      <text:h text:style-name="Heading_20_3" text:outline-level="3"><text:span text:style-name="Strong_20_Emphasis">5. Linear Programming</text:span></text:h>
      <text:list xml:id="list2615068806884376391" text:style-name="L13">
        <text:list-item>
          <text:p text:style-name="P29"><text:span text:style-name="Strong_20_Emphasis">Part of Ensemble Learning?</text:span> No.</text:p>
        </text:list-item>
        <text:list-item>
          <text:p text:style-name="P16"><text:span text:style-name="Strong_20_Emphasis">Description:</text:span> Linear Programming is a mathematical optimization technique used to find the best outcome (e.g., maximum profit or minimum cost) given constraints. While it’s not part of ensemble learning, it can be applied in other areas of machine learning or operations research, such as optimization problems, resource allocation, or hyperparameter tuning.</text:p>
        </text:list-item>
      </text:list>
      <text:p text:style-name="Standard"/>
      <text:h text:style-name="Heading_20_3" text:outline-level="3"><text:span text:style-name="Strong_20_Emphasis">Summary</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chnique</text:p>
            </table:table-cell>
            <table:table-cell table:style-name="Table1.A1" office:value-type="string">
              <text:p text:style-name="Table_20_Heading">Part of Ensemble Learning?</text:p>
            </table:table-cell>
            <table:table-cell table:style-name="Table1.A1" office:value-type="string">
              <text:p text:style-name="Table_20_Heading">Key Purpose</text:p>
            </table:table-cell>
          </table:table-row>
        </table:table-header-rows>
        <table:table-row>
          <table:table-cell table:style-name="Table1.A1" office:value-type="string">
            <text:p text:style-name="Table_20_Contents">Bagging</text:p>
          </table:table-cell>
          <table:table-cell table:style-name="Table1.A1" office:value-type="string">
            <text:p text:style-name="Table_20_Contents">Yes</text:p>
          </table:table-cell>
          <table:table-cell table:style-name="Table1.A1" office:value-type="string">
            <text:p text:style-name="Table_20_Contents">Reduces variance by aggregating results from multiple <text:soft-page-break/>models trained on different data subsets.</text:p>
          </table:table-cell>
        </table:table-row>
        <table:table-row>
          <table:table-cell table:style-name="Table1.A1" office:value-type="string">
            <text:p text:style-name="Table_20_Contents">Boosting</text:p>
          </table:table-cell>
          <table:table-cell table:style-name="Table1.A1" office:value-type="string">
            <text:p text:style-name="Table_20_Contents">Yes</text:p>
          </table:table-cell>
          <table:table-cell table:style-name="Table1.A1" office:value-type="string">
            <text:p text:style-name="Table_20_Contents">Reduces bias by sequentially training models that focus on correcting errors.</text:p>
          </table:table-cell>
        </table:table-row>
        <table:table-row>
          <table:table-cell table:style-name="Table1.A1" office:value-type="string">
            <text:p text:style-name="Table_20_Contents">AdaBoost</text:p>
          </table:table-cell>
          <table:table-cell table:style-name="Table1.A1" office:value-type="string">
            <text:p text:style-name="Table_20_Contents">Yes</text:p>
          </table:table-cell>
          <table:table-cell table:style-name="Table1.A1" office:value-type="string">
            <text:p text:style-name="Table_20_Contents">A specific boosting technique using weighted combinations of weak learners.</text:p>
          </table:table-cell>
        </table:table-row>
        <table:table-row>
          <table:table-cell table:style-name="Table1.A1" office:value-type="string">
            <text:p text:style-name="Table_20_Contents">Gradient Boosting</text:p>
          </table:table-cell>
          <table:table-cell table:style-name="Table1.A1" office:value-type="string">
            <text:p text:style-name="Table_20_Contents">Yes</text:p>
          </table:table-cell>
          <table:table-cell table:style-name="Table1.A1" office:value-type="string">
            <text:p text:style-name="Table_20_Contents">A boosting technique optimizing a loss function using gradient descent.</text:p>
          </table:table-cell>
        </table:table-row>
        <table:table-row>
          <table:table-cell table:style-name="Table1.A1" office:value-type="string">
            <text:p text:style-name="Table_20_Contents">Linear Programming</text:p>
          </table:table-cell>
          <table:table-cell table:style-name="Table1.A1" office:value-type="string">
            <text:p text:style-name="Table_20_Contents">No</text:p>
          </table:table-cell>
          <table:table-cell table:style-name="Table1.A1" office:value-type="string">
            <text:p text:style-name="Table_20_Contents">A mathematical optimization method, not specific to ensemble learning.</text:p>
          </table:table-cell>
        </table:table-row>
      </table:table>
      <text:p text:style-name="Text_20_body">While <text:span text:style-name="Strong_20_Emphasis">Linear Programming</text:span> isn't part of ensemble learning, the others—Bagging, Boosting, AdaBoost, and Gradient Boosting—are integral methods within this paradigm.</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5-01-16T16:26:38.94</meta:creation-date>
    <meta:document-statistic meta:table-count="1" meta:image-count="0" meta:object-count="0" meta:page-count="5" meta:paragraph-count="118" meta:word-count="1116" meta:character-count="7506"/>
    <dc:date>2025-01-16T16:35:16.36</dc:date>
    <dc:creator>Akram MTir</dc:creator>
    <meta:editing-duration>PT8M37S</meta:editing-duration>
    <meta:editing-cycles>1</meta:editing-cycles>
    <meta:generator>OpenOffice/4.1.11$Win32 OpenOffice.org_project/4111m1$Build-9808</meta:generator>
  </office:meta>
</office:document-meta>
</file>